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DejaVu Sans" svg:font-family="'DejaVu Sans'" style:font-family-generic="swiss"/>
    <style:font-face style:name="DejaVu Serif Condensed" svg:font-family="'DejaVu Serif Condensed'" style:font-family-generic="roman" style:font-pitch="variable"/>
    <style:font-face style:name="DejaVu Sans Light" svg:font-family="'DejaVu Sans Light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 style:list-style-name="L7">
      <style:text-properties fo:font-weight="normal" style:font-weight-asian="normal" style:font-weight-complex="normal"/>
    </style:style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4">
      <style:text-properties fo:language="ru" fo:country="RU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Техническое задание</text:h>
      <text:h text:style-name="Heading_20_3" text:outline-level="3">Цели:</text:h>
      <text:p text:style-name="Text_20_body">Данная программа создается с <text:s/>целью автоматизации и упрощения администрирования фотосалона.</text:p>
      <text:p text:style-name="Text_20_body"/>
      <text:h text:style-name="Heading_20_3" text:outline-level="3">Основные особенности:</text:h>
      <text:list xml:id="list30594228" text:style-name="L1">
        <text:list-item>
          <text:p text:style-name="P2">система предназначена для работы в составе небольшого предприятия</text:p>
        </text:list-item>
      </text:list>
      <text:p text:style-name="Text_20_body"/>
      <text:p text:style-name="Text_20_body">Для достижения целей необходимо решить следующие</text:p>
      <text:h text:style-name="Heading_20_3" text:outline-level="3">Задачи:</text:h>
      <text:p text:style-name="Text_20_body">Написание программы, позволяющей:</text:p>
      <text:list xml:id="list30603528" text:style-name="L2">
        <text:list-item>
          <text:p text:style-name="P3">получать быстрый доступ к редактированию или просмотру информации о текущих заказах</text:p>
        </text:list-item>
        <text:list-item>
          <text:p text:style-name="P3">получать быстрый доступ к редактированию или просмотру информации о доступных товарах на складе, доступности услуг</text:p>
        </text:list-item>
        <text:list-item>
          <text:p text:style-name="P3">генерировать отчеты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3" text:outline-level="3">Программа должна реализовывать следующий функционал:</text:h>
      <text:list xml:id="list30571522" text:style-name="L3">
        <text:list-item>
          <text:p text:style-name="P4">Авторизация пользователей для входа в систему</text:p>
          <text:p text:style-name="P4">с предоставлением различного доступа к информации</text:p>
        </text:list-item>
      </text:list>
      <text:list xml:id="list30577318" text:style-name="L4">
        <text:list-item>
          <text:p text:style-name="P5">Просмотр\редактирование информации о заказах:</text:p>
          <text:list>
            <text:list-item>
              <text:p text:style-name="P5">Заказчик</text:p>
              <text:list>
                <text:list-item>
                  <text:p text:style-name="P5">ФИО</text:p>
                </text:list-item>
                <text:list-item>
                  <text:p text:style-name="P5">Телефон и\или эл. почта</text:p>
                </text:list-item>
              </text:list>
            </text:list-item>
            <text:list-item>
              <text:p text:style-name="P5">Дата</text:p>
            </text:list-item>
            <text:list-item>
              <text:p text:style-name="P5">Номер</text:p>
            </text:list-item>
            <text:list-item>
              <text:p text:style-name="P5">Менеджер</text:p>
            </text:list-item>
            <text:list-item>
              <text:p text:style-name="P12">Услуга</text:p>
            </text:list-item>
            <text:list-item>
              <text:p text:style-name="P5">Статус выполнения</text:p>
            </text:list-item>
          </text:list>
        </text:list-item>
        <text:list-item>
          <text:p text:style-name="P5">Просмотр\редактирование состояния склада:</text:p>
          <text:list>
            <text:list-item>
              <text:p text:style-name="P5">Наличие и количество товаров</text:p>
            </text:list-item>
            <text:list-item>
              <text:p text:style-name="P5">Спрос на товары определенной номенклатуры</text:p>
            </text:list-item>
          </text:list>
        </text:list-item>
        <text:list-item>
          <text:p text:style-name="P5">Просмотр\редактирование информации о персонале:</text:p>
          <text:list>
            <text:list-item>
              <text:p text:style-name="P5">ФИО</text:p>
            </text:list-item>
            <text:list-item>
              <text:p text:style-name="P5">Занимаемая должность</text:p>
            </text:list-item>
            <text:list-item>
              <text:p text:style-name="P5">Идентификатор(номер договора)</text:p>
            </text:list-item>
            <text:list-item>
              <text:p text:style-name="P5">Логин для входа в систему</text:p>
            </text:list-item>
          </text:list>
        </text:list-item>
        <text:list-item>
          <text:p text:style-name="P5">Генерация отчетов о:</text:p>
          <text:list>
            <text:list-item>
              <text:p text:style-name="P5">Состоянии склада</text:p>
            </text:list-item>
            <text:list-item>
              <text:p text:style-name="P5">Заказах</text:p>
            </text:list-item>
            <text:list-item>
              <text:p text:style-name="P5">Расходах\выручке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3" text:outline-level="3">Нефункциональные требования:</text:h>
      <text:p text:style-name="Text_20_body">Требуемый язык разработки:</text:p>
      <text:p text:style-name="Text_20_body"><text:tab/> C# + .NET framework 4.5</text:p>
      <text:p text:style-name="Text_20_body">Сторонние библиотеки: </text:p>
      <text:p text:style-name="Text_20_body"><text:tab/>допускается использование библиотек, обеспечивающих генерацию отчетов.</text:p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</text:h>
      <text:h text:style-name="Heading_20_3" text:outline-level="3">Входные данные:</text:h>
      <text:p text:style-name="P1">Для формы авторизации:</text:p>
      <text:list xml:id="list30597560" text:style-name="L5">
        <text:list-item>
          <text:p text:style-name="P6">Логин : в отдельном текстовом поле</text:p>
        </text:list-item>
        <text:list-item>
          <text:p text:style-name="P6">Пароль : в отдельном текстовом поле</text:p>
        </text:list-item>
      </text:list>
      <text:p text:style-name="P1">Для главной формы:</text:p>
      <text:list xml:id="list30582395" text:style-name="L6">
        <text:list-item>
          <text:p text:style-name="P7">Таблица для отображения : выбор посредством элементов ГПИ</text:p>
        </text:list-item>
        <text:list-item>
          <text:p text:style-name="P7">Данные для изменения базы данных: в яйчейке таблицы</text:p>
        </text:list-item>
      </text:list>
      <text:p text:style-name="P1">Для формы добавления\редактирования заказа:</text:p>
      <text:list xml:id="list31157679" text:continue-list="list30577318" text:style-name="L4">
        <text:list-item>
          <text:list>
            <text:list-item>
              <text:p text:style-name="P5">Заказчик</text:p>
              <text:list>
                <text:list-item>
                  <text:p text:style-name="P5">ФИО</text:p>
                </text:list-item>
                <text:list-item>
                  <text:p text:style-name="P5">Телефон и\или эл. почта</text:p>
                </text:list-item>
              </text:list>
            </text:list-item>
            <text:list-item>
              <text:p text:style-name="P5">Дата</text:p>
            </text:list-item>
            <text:list-item>
              <text:p text:style-name="P5">Номер</text:p>
            </text:list-item>
            <text:list-item>
              <text:p text:style-name="P5">Менеджер</text:p>
            </text:list-item>
            <text:list-item>
              <text:p text:style-name="P5">Тип услуги</text:p>
            </text:list-item>
            <text:list-item>
              <text:p text:style-name="P5">Статус выполнения</text:p>
            </text:list-item>
          </text:list>
        </text:list-item>
      </text:list>
      <text:p text:style-name="Text_20_body">Для каждого параметра предусматривается отдельное поле текстового ввода.</text:p>
      <text:p text:style-name="P1">Для формы редактирования товара:</text:p>
      <text:list xml:id="list30589312" text:style-name="L7">
        <text:list-item>
          <text:p text:style-name="P9">наименование</text:p>
        </text:list-item>
        <text:list-item>
          <text:p text:style-name="P9">тип</text:p>
        </text:list-item>
        <text:list-item>
          <text:p text:style-name="P9">стоимость</text:p>
        </text:list-item>
      </text:list>
      <text:p text:style-name="P8">Для каждого параметра предусматривается отдельное поле текстового ввода.</text:p>
      <text:h text:style-name="Heading_20_3" text:outline-level="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Выходные данные:</text:h>
      <text:p text:style-name="P1">Для главной формы:</text:p>
      <text:list xml:id="list30602999" text:style-name="L8">
        <text:list-item>
          <text:p text:style-name="P10">выбранная таблица : отображение стандартными средствами (DGV)</text:p>
        </text:list-item>
      </text:list>
      <text:p text:style-name="P1">Для отчета о</text:p>
      <text:list xml:id="list30587823" text:style-name="L9">
        <text:list-item>
          <text:p text:style-name="P11">состоянии склада</text:p>
          <text:list>
            <text:list-item>
              <text:p text:style-name="P11">количество товаров определнного типа и наименования</text:p>
            </text:list-item>
            <text:list-item>
              <text:p text:style-name="P11">спрос на товар определенной номенклатуры</text:p>
            </text:list-item>
          </text:list>
        </text:list-item>
        <text:list-item>
          <text:p text:style-name="P11">заказах</text:p>
          <text:list>
            <text:list-item>
              <text:p text:style-name="P11">количество выполненых заказов</text:p>
            </text:list-item>
            <text:list-item>
              <text:p text:style-name="P11">информация о выполненых заказах</text:p>
              <text:list>
                <text:list-item>
                  <text:p text:style-name="P11">дата оформления</text:p>
                </text:list-item>
                <text:list-item>
                  <text:p text:style-name="P11">тип услуги</text:p>
                </text:list-item>
                <text:list-item>
                  <text:p text:style-name="P11">обслуживающий менеджер</text:p>
                </text:list-item>
                <text:list-item>
                  <text:p text:style-name="P11">клиент</text:p>
                </text:list-item>
              </text:list>
            </text:list-item>
          </text:list>
        </text:list-item>
        <text:list-item>
          <text:p text:style-name="P11">расходах\выручке</text:p>
          <text:list>
            <text:list-item>
              <text:p text:style-name="P11">суммарная стоимость выполения всех закрытых заказов</text:p>
            </text:list-item>
            <text:list-item>
              <text:p text:style-name="P11">суммарная выручка со всех выполенных заказов</text:p>
            </text:list-item>
            <text:list-item>
              <text:p text:style-name="P11">позаказная <text:s/>информация о стоимости и выручке:</text:p>
              <text:list>
                <text:list-item>
                  <text:p text:style-name="P11">номер заказа</text:p>
                </text:list-item>
                <text:list-item>
                  <text:p text:style-name="P11">наименование</text:p>
                </text:list-item>
                <text:list-item>
                  <text:p text:style-name="P11">тип услуги</text:p>
                </text:list-item>
                <text:list-item>
                  <text:p text:style-name="P11">выручка</text:p>
                </text:list-item>
                <text:list-item>
                  <text:p text:style-name="P11">стоимость выполения</text:p>
                </text:list-item>
              </text:list>
            </text:list-item>
          </text:list>
        </text:list-item>
      </text:list>
      <text:h text:style-name="Heading_20_3" text:outline-level="3"/>
      <text:p text:style-name="Text_20_body"/>
      <text:p text:style-name="Text_20_body"/>
      <text:p text:style-name="Text_20_body"/>
      <text:h text:style-name="Heading_20_3" text:outline-level="3"><text:soft-page-break/></text:h>
      <text:h text:style-name="Heading_20_3" text:outline-level="3"/>
      <text:h text:style-name="Heading_20_3" text:outline-level="3"/>
      <text:h text:style-name="Heading_20_3" text:outline-level="3">Процесс разработки:</text:h>
      <text:p text:style-name="Text_20_body">Сроки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25.02 </text:p>
          </table:table-cell>
          <table:table-cell table:style-name="Table1.B1" office:value-type="string">
            <text:p text:style-name="Table_20_Contents">Описание предм. области.</text:p>
          </table:table-cell>
        </table:table-row>
        <table:table-row>
          <table:table-cell table:style-name="Table1.A2" office:value-type="string">
            <text:p text:style-name="Table_20_Contents">17.03 </text:p>
          </table:table-cell>
          <table:table-cell table:style-name="Table1.B2" office:value-type="string">
            <text:p text:style-name="Table_20_Contents">ТЗ</text:p>
          </table:table-cell>
        </table:table-row>
        <table:table-row>
          <table:table-cell table:style-name="Table1.A2" office:value-type="string">
            <text:p text:style-name="Table_20_Contents">24.03</text:p>
          </table:table-cell>
          <table:table-cell table:style-name="Table1.B2" office:value-type="string">
            <text:p text:style-name="Table_20_Contents">GUI</text:p>
          </table:table-cell>
        </table:table-row>
        <table:table-row>
          <table:table-cell table:style-name="Table1.A2" office:value-type="string">
            <text:p text:style-name="Table_20_Contents">07.04 </text:p>
          </table:table-cell>
          <table:table-cell table:style-name="Table1.B2" office:value-type="string">
            <text:p text:style-name="Table_20_Contents">Схема БД</text:p>
          </table:table-cell>
        </table:table-row>
        <table:table-row>
          <table:table-cell table:style-name="Table1.A2" office:value-type="string">
            <text:p text:style-name="Table_20_Contents">05.05</text:p>
          </table:table-cell>
          <table:table-cell table:style-name="Table1.B2" office:value-type="string">
            <text:p text:style-name="Table_20_Contents">Документация</text:p>
          </table:table-cell>
        </table:table-row>
        <table:table-row>
          <table:table-cell table:style-name="Table1.A2" office:value-type="string">
            <text:p text:style-name="Table_20_Contents">12.05</text:p>
          </table:table-cell>
          <table:table-cell table:style-name="Table1.B2" office:value-type="string">
            <text:p text:style-name="Table_20_Contents">Программа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" svg:font-family="'DejaVu Sans'" style:font-family-generic="swiss"/>
    <style:font-face style:name="DejaVu Serif Condensed" svg:font-family="'DejaVu Serif Condensed'" style:font-family-generic="roman" style:font-pitch="variable"/>
    <style:font-face style:name="DejaVu Sans Light" svg:font-family="'DejaVu Sans Light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erif Condensed" fo:font-size="12pt" fo:language="en" fo:country="US" style:letter-kerning="true" style:font-name-asian="DejaVu Sans Light" style:font-size-asian="10.5pt" style:language-asian="zh" style:country-asian="CN" style:font-name-complex="DejaVu Sans Ligh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6pt" style:font-name-asian="DejaVu Sans Light" style:font-size-asian="14pt" style:font-name-complex="DejaVu Sans Ligh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3-03T20:15:27</meta:creation-date>
    <dc:date>2012-03-23T11:01:45.04</dc:date>
    <meta:editing-duration>PT4H50M36S</meta:editing-duration>
    <meta:editing-cycles>34</meta:editing-cycles>
    <meta:generator>OpenOffice.org/3.3$Win32 OpenOffice.org_project/330m20$Build-9567</meta:generator>
    <meta:document-statistic meta:table-count="1" meta:image-count="0" meta:object-count="0" meta:page-count="6" meta:paragraph-count="99" meta:word-count="371" meta:character-count="2516"/>
  </office:meta>
</office:document-meta>
</file>